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"/>
    <style:style style:name="ce2" style:family="table-cell" style:parent-style-name="Default" style:data-style-name="N63"/>
    <style:style style:name="ce3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termediate Storage Reservoi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dius 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olume (ft^3)</text:p>
          </table:table-cell>
          <table:table-cell office:value-type="string" calcext:value-type="string">
            <text:p>Volume (gal)</text:p>
          </table:table-cell>
          <table:table-cell office:value-type="string" calcext:value-type="string">
            <text:p>Volume (mga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[.A4]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0.25*PI()*[.B4]*[.B4]*[.C4]" office:value-type="float" office:value="68706.6313340088" calcext:value-type="float">
            <text:p>68706.6313340088</text:p>
          </table:table-cell>
          <table:table-cell table:formula="of:=7.48*[.D4]" office:value-type="float" office:value="513925.602378386" calcext:value-type="float">
            <text:p>513926</text:p>
          </table:table-cell>
          <table:table-cell table:formula="of:=[.E4]/1000000" office:value-type="float" office:value="0.513925602378386" calcext:value-type="float">
            <text:p>0.5139256023783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[.A5]"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formula="of:=0.25*PI()*[.B5]*[.B5]*[.C5]" office:value-type="float" office:value="206075.911704876" calcext:value-type="float">
            <text:p>206075.911704876</text:p>
          </table:table-cell>
          <table:table-cell table:formula="of:=7.48*[.D5]" office:value-type="float" office:value="1541447.81955247" calcext:value-type="float">
            <text:p>1541448</text:p>
          </table:table-cell>
          <table:table-cell table:formula="of:=[.E5]/1000000" office:value-type="float" office:value="1.54144781955247" calcext:value-type="float">
            <text:p>1.5414478195524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erminal Storage Reservoi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dius 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olume (ft^3)</text:p>
          </table:table-cell>
          <table:table-cell office:value-type="string" calcext:value-type="string">
            <text:p>Volume (gal)</text:p>
          </table:table-cell>
          <table:table-cell office:value-type="string" calcext:value-type="string">
            <text:p>Volume (mga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[.A11]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0.25*PI()*[.B11]*[.B11]*[.C11]" office:value-type="float" office:value="68706.6313340088" calcext:value-type="float">
            <text:p>68706.6313340088</text:p>
          </table:table-cell>
          <table:table-cell table:formula="of:=7.48*[.D11]" office:value-type="float" office:value="513925.602378386" calcext:value-type="float">
            <text:p>513926</text:p>
          </table:table-cell>
          <table:table-cell table:formula="of:=[.E11]/1000000" office:value-type="float" office:value="0.513925602378386" calcext:value-type="float">
            <text:p>0.513925602378386</text:p>
          </table:table-cell>
        </table:table-row>
        <table:table-row table:style-name="ro1">
          <table:table-cell table:formula="of:=75/2" office:value-type="float" office:value="37.5" calcext:value-type="float">
            <text:p>37.5</text:p>
          </table:table-cell>
          <table:table-cell table:formula="of:=2*[.A12]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0.25*PI()*[.B12]*[.B12]*[.C12]" office:value-type="float" office:value="136953.80474243" calcext:value-type="float">
            <text:p>136953.80474243</text:p>
          </table:table-cell>
          <table:table-cell table:formula="of:=7.48*[.D12]" office:value-type="float" office:value="1024414.45947338" calcext:value-type="float">
            <text:p>1024414</text:p>
          </table:table-cell>
          <table:table-cell table:formula="of:=[.E12]/1000000" office:value-type="float" office:value="1.02441445947338" calcext:value-type="float">
            <text:p>1.02441445947338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ime Series Table - Node BIG_IS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Time <text:s text:c="18"/></text:p>
          </table:table-cell>
          <table:table-cell office:value-type="string" calcext:value-type="string">
            <text:p>Head <text:s text:c="11"/>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Hours <text:s text:c="17"/></text:p>
          </table:table-cell>
          <table:table-cell office:value-type="string" calcext:value-type="string">
            <text:p>ft <text:s text:c="13"/></text:p>
          </table:table-cell>
          <table:table-cell/>
        </table:table-row>
        <table:table-row table:style-name="ro1">
          <table:table-cell table:style-name="ce2" office:value-type="time" office:time-value="PT00H00M00S" calcext:value-type="time">
            <text:p>12:00:00 AM</text:p>
          </table:table-cell>
          <table:table-cell office:value-type="float" office:value="2807" calcext:value-type="float">
            <text:p>2807</text:p>
          </table:table-cell>
          <table:table-cell table:formula="of:=[.B5]-279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time" office:time-value="PT01H00M00S" calcext:value-type="time">
            <text:p>01:00:00 AM</text:p>
          </table:table-cell>
          <table:table-cell office:value-type="float" office:value="2807.22" calcext:value-type="float">
            <text:p>2807.22</text:p>
          </table:table-cell>
          <table:table-cell table:formula="of:=[.B6]-2792" office:value-type="float" office:value="15.2199999999998" calcext:value-type="float">
            <text:p>15.2199999999998</text:p>
          </table:table-cell>
        </table:table-row>
        <table:table-row table:style-name="ro1">
          <table:table-cell table:style-name="ce2" office:value-type="time" office:time-value="PT02H00M00S" calcext:value-type="time">
            <text:p>02:00:00 AM</text:p>
          </table:table-cell>
          <table:table-cell office:value-type="float" office:value="2808.62" calcext:value-type="float">
            <text:p>2808.62</text:p>
          </table:table-cell>
          <table:table-cell table:formula="of:=[.B7]-2792" office:value-type="float" office:value="16.6199999999999" calcext:value-type="float">
            <text:p>16.6199999999999</text:p>
          </table:table-cell>
        </table:table-row>
        <table:table-row table:style-name="ro1">
          <table:table-cell table:style-name="ce2" office:value-type="time" office:time-value="PT03H00M00S" calcext:value-type="time">
            <text:p>03:00:00 AM</text:p>
          </table:table-cell>
          <table:table-cell office:value-type="float" office:value="2810.12" calcext:value-type="float">
            <text:p>2810.12</text:p>
          </table:table-cell>
          <table:table-cell table:formula="of:=[.B8]-2792" office:value-type="float" office:value="18.1199999999999" calcext:value-type="float">
            <text:p>18.1199999999999</text:p>
          </table:table-cell>
        </table:table-row>
        <table:table-row table:style-name="ro1">
          <table:table-cell table:style-name="ce2" office:value-type="time" office:time-value="PT04H00M00S" calcext:value-type="time">
            <text:p>04:00:00 AM</text:p>
          </table:table-cell>
          <table:table-cell office:value-type="float" office:value="2811.43" calcext:value-type="float">
            <text:p>2811.43</text:p>
          </table:table-cell>
          <table:table-cell table:formula="of:=[.B9]-2792" office:value-type="float" office:value="19.4299999999998" calcext:value-type="float">
            <text:p>19.4299999999998</text:p>
          </table:table-cell>
        </table:table-row>
        <table:table-row table:style-name="ro1">
          <table:table-cell table:style-name="ce2" office:value-type="time" office:time-value="PT05H00M00S" calcext:value-type="time">
            <text:p>05:00:00 AM</text:p>
          </table:table-cell>
          <table:table-cell office:value-type="float" office:value="2812.47" calcext:value-type="float">
            <text:p>2812.47</text:p>
          </table:table-cell>
          <table:table-cell table:formula="of:=[.B10]-2792" office:value-type="float" office:value="20.4699999999998" calcext:value-type="float">
            <text:p>20.4699999999998</text:p>
          </table:table-cell>
        </table:table-row>
        <table:table-row table:style-name="ro1">
          <table:table-cell table:style-name="ce2" office:value-type="time" office:time-value="PT06H00M00S" calcext:value-type="time">
            <text:p>06:00:00 AM</text:p>
          </table:table-cell>
          <table:table-cell office:value-type="float" office:value="2813.17" calcext:value-type="float">
            <text:p>2813.17</text:p>
          </table:table-cell>
          <table:table-cell table:formula="of:=[.B11]-2792" office:value-type="float" office:value="21.1700000000001" calcext:value-type="float">
            <text:p>21.1700000000001</text:p>
          </table:table-cell>
        </table:table-row>
        <table:table-row table:style-name="ro1">
          <table:table-cell table:style-name="ce2" office:value-type="time" office:time-value="PT07H00M00S" calcext:value-type="time">
            <text:p>07:00:00 AM</text:p>
          </table:table-cell>
          <table:table-cell office:value-type="float" office:value="2813.54" calcext:value-type="float">
            <text:p>2813.54</text:p>
          </table:table-cell>
          <table:table-cell table:formula="of:=[.B12]-2792" office:value-type="float" office:value="21.54" calcext:value-type="float">
            <text:p>21.54</text:p>
          </table:table-cell>
        </table:table-row>
        <table:table-row table:style-name="ro1">
          <table:table-cell table:style-name="ce2" office:value-type="time" office:time-value="PT08H00M00S" calcext:value-type="time">
            <text:p>08:00:00 AM</text:p>
          </table:table-cell>
          <table:table-cell office:value-type="float" office:value="2813.63" calcext:value-type="float">
            <text:p>2813.63</text:p>
          </table:table-cell>
          <table:table-cell table:formula="of:=[.B13]-2792" office:value-type="float" office:value="21.6300000000001" calcext:value-type="float">
            <text:p>21.6300000000001</text:p>
          </table:table-cell>
        </table:table-row>
        <table:table-row table:style-name="ro1">
          <table:table-cell table:style-name="ce2" office:value-type="time" office:time-value="PT09H00M00S" calcext:value-type="time">
            <text:p>09:00:00 AM</text:p>
          </table:table-cell>
          <table:table-cell office:value-type="float" office:value="2813.83" calcext:value-type="float">
            <text:p>2813.83</text:p>
          </table:table-cell>
          <table:table-cell table:formula="of:=[.B14]-2792" office:value-type="float" office:value="21.8299999999999" calcext:value-type="float">
            <text:p>21.8299999999999</text:p>
          </table:table-cell>
        </table:table-row>
        <table:table-row table:style-name="ro1">
          <table:table-cell table:style-name="ce2" office:value-type="time" office:time-value="PT10H00M00S" calcext:value-type="time">
            <text:p>10:00:00 AM</text:p>
          </table:table-cell>
          <table:table-cell office:value-type="float" office:value="2814.3" calcext:value-type="float">
            <text:p>2814.3</text:p>
          </table:table-cell>
          <table:table-cell table:formula="of:=[.B15]-2792" office:value-type="float" office:value="22.3000000000002" calcext:value-type="float">
            <text:p>22.3000000000002</text:p>
          </table:table-cell>
        </table:table-row>
        <table:table-row table:style-name="ro1">
          <table:table-cell table:style-name="ce2" office:value-type="time" office:time-value="PT11H00M00S" calcext:value-type="time">
            <text:p>11:00:00 AM</text:p>
          </table:table-cell>
          <table:table-cell office:value-type="float" office:value="2815.02" calcext:value-type="float">
            <text:p>2815.02</text:p>
          </table:table-cell>
          <table:table-cell table:formula="of:=[.B16]-2792" office:value-type="float" office:value="23.02" calcext:value-type="float">
            <text:p>23.02</text:p>
          </table:table-cell>
        </table:table-row>
        <table:table-row table:style-name="ro1">
          <table:table-cell table:style-name="ce2" office:value-type="time" office:time-value="PT12H00M00S" calcext:value-type="time">
            <text:p>12:00:00 PM</text:p>
          </table:table-cell>
          <table:table-cell office:value-type="float" office:value="2815.98" calcext:value-type="float">
            <text:p>2815.98</text:p>
          </table:table-cell>
          <table:table-cell table:formula="of:=[.B17]-2792" office:value-type="float" office:value="23.98" calcext:value-type="float">
            <text:p>23.98</text:p>
          </table:table-cell>
        </table:table-row>
        <table:table-row table:style-name="ro1">
          <table:table-cell table:style-name="ce2" office:value-type="time" office:time-value="PT13H00M00S" calcext:value-type="time">
            <text:p>01:00:00 PM</text:p>
          </table:table-cell>
          <table:table-cell office:value-type="float" office:value="2817.2" calcext:value-type="float">
            <text:p>2817.2</text:p>
          </table:table-cell>
          <table:table-cell table:formula="of:=[.B18]-2792" office:value-type="float" office:value="25.1999999999998" calcext:value-type="float">
            <text:p>25.1999999999998</text:p>
          </table:table-cell>
        </table:table-row>
        <table:table-row table:style-name="ro1">
          <table:table-cell table:style-name="ce2" office:value-type="time" office:time-value="PT14H00M00S" calcext:value-type="time">
            <text:p>02:00:00 PM</text:p>
          </table:table-cell>
          <table:table-cell office:value-type="float" office:value="2818.63" calcext:value-type="float">
            <text:p>2818.63</text:p>
          </table:table-cell>
          <table:table-cell table:formula="of:=[.B19]-2792" office:value-type="float" office:value="26.6300000000001" calcext:value-type="float">
            <text:p>26.6300000000001</text:p>
          </table:table-cell>
        </table:table-row>
        <table:table-row table:style-name="ro1">
          <table:table-cell table:style-name="ce2" office:value-type="time" office:time-value="PT15H00M00S" calcext:value-type="time">
            <text:p>03:00:00 PM</text:p>
          </table:table-cell>
          <table:table-cell office:value-type="float" office:value="2819.62" calcext:value-type="float">
            <text:p>2819.62</text:p>
          </table:table-cell>
          <table:table-cell table:formula="of:=[.B20]-2792" office:value-type="float" office:value="27.6199999999999" calcext:value-type="float">
            <text:p>27.6199999999999</text:p>
          </table:table-cell>
        </table:table-row>
        <table:table-row table:style-name="ro1">
          <table:table-cell table:style-name="ce2" office:value-type="time" office:time-value="PT16H00M00S" calcext:value-type="time">
            <text:p>04:00:00 PM</text:p>
          </table:table-cell>
          <table:table-cell office:value-type="float" office:value="2819.69" calcext:value-type="float">
            <text:p>2819.69</text:p>
          </table:table-cell>
          <table:table-cell table:formula="of:=[.B21]-2792" office:value-type="float" office:value="27.6900000000001" calcext:value-type="float">
            <text:p>27.6900000000001</text:p>
          </table:table-cell>
        </table:table-row>
        <table:table-row table:style-name="ro1">
          <table:table-cell table:style-name="ce2" office:value-type="time" office:time-value="PT17H00M00S" calcext:value-type="time">
            <text:p>05:00:00 PM</text:p>
          </table:table-cell>
          <table:table-cell office:value-type="float" office:value="2819.52" calcext:value-type="float">
            <text:p>2819.52</text:p>
          </table:table-cell>
          <table:table-cell table:formula="of:=[.B22]-2792" office:value-type="float" office:value="27.52" calcext:value-type="float">
            <text:p>27.52</text:p>
          </table:table-cell>
        </table:table-row>
        <table:table-row table:style-name="ro1">
          <table:table-cell table:style-name="ce2" office:value-type="time" office:time-value="PT18H00M00S" calcext:value-type="time">
            <text:p>06:00:00 PM</text:p>
          </table:table-cell>
          <table:table-cell office:value-type="float" office:value="2819.02" calcext:value-type="float">
            <text:p>2819.02</text:p>
          </table:table-cell>
          <table:table-cell table:formula="of:=[.B23]-2792" office:value-type="float" office:value="27.02" calcext:value-type="float">
            <text:p>27.02</text:p>
          </table:table-cell>
        </table:table-row>
        <table:table-row table:style-name="ro1">
          <table:table-cell table:style-name="ce2" office:value-type="time" office:time-value="PT19H00M00S" calcext:value-type="time">
            <text:p>07:00:00 PM</text:p>
          </table:table-cell>
          <table:table-cell office:value-type="float" office:value="2818.45" calcext:value-type="float">
            <text:p>2818.45</text:p>
          </table:table-cell>
          <table:table-cell table:formula="of:=[.B24]-2792" office:value-type="float" office:value="26.4499999999998" calcext:value-type="float">
            <text:p>26.4499999999998</text:p>
          </table:table-cell>
        </table:table-row>
        <table:table-row table:style-name="ro1">
          <table:table-cell table:style-name="ce2" office:value-type="time" office:time-value="PT20H00M00S" calcext:value-type="time">
            <text:p>08:00:00 PM</text:p>
          </table:table-cell>
          <table:table-cell office:value-type="float" office:value="2817.89" calcext:value-type="float">
            <text:p>2817.89</text:p>
          </table:table-cell>
          <table:table-cell table:formula="of:=[.B25]-2792" office:value-type="float" office:value="25.8899999999999" calcext:value-type="float">
            <text:p>25.8899999999999</text:p>
          </table:table-cell>
        </table:table-row>
        <table:table-row table:style-name="ro1">
          <table:table-cell table:style-name="ce2" office:value-type="time" office:time-value="PT21H00M00S" calcext:value-type="time">
            <text:p>09:00:00 PM</text:p>
          </table:table-cell>
          <table:table-cell office:value-type="float" office:value="2817.55" calcext:value-type="float">
            <text:p>2817.55</text:p>
          </table:table-cell>
          <table:table-cell table:formula="of:=[.B26]-2792" office:value-type="float" office:value="25.5500000000002" calcext:value-type="float">
            <text:p>25.5500000000002</text:p>
          </table:table-cell>
        </table:table-row>
        <table:table-row table:style-name="ro1">
          <table:table-cell table:style-name="ce2" office:value-type="time" office:time-value="PT22H00M00S" calcext:value-type="time">
            <text:p>10:00:00 PM</text:p>
          </table:table-cell>
          <table:table-cell office:value-type="float" office:value="2817.46" calcext:value-type="float">
            <text:p>2817.46</text:p>
          </table:table-cell>
          <table:table-cell table:formula="of:=[.B27]-2792" office:value-type="float" office:value="25.46" calcext:value-type="float">
            <text:p>25.46</text:p>
          </table:table-cell>
        </table:table-row>
        <table:table-row table:style-name="ro1">
          <table:table-cell table:style-name="ce2" office:value-type="time" office:time-value="PT23H00M00S" calcext:value-type="time">
            <text:p>11:00:00 PM</text:p>
          </table:table-cell>
          <table:table-cell office:value-type="float" office:value="2817.71" calcext:value-type="float">
            <text:p>2817.71</text:p>
          </table:table-cell>
          <table:table-cell table:formula="of:=[.B28]-2792" office:value-type="float" office:value="25.71" calcext:value-type="float">
            <text:p>25.71</text:p>
          </table:table-cell>
        </table:table-row>
        <table:table-row table:style-name="ro1">
          <table:table-cell office:value-type="time" office:time-value="PT24H00M00S" calcext:value-type="time">
            <text:p>24:00:00</text:p>
          </table:table-cell>
          <table:table-cell office:value-type="float" office:value="2818.19" calcext:value-type="float">
            <text:p>2818.19</text:p>
          </table:table-cell>
          <table:table-cell table:formula="of:=[.B29]-2792" office:value-type="float" office:value="26.1900000000001" calcext:value-type="float">
            <text:p>26.1900000000001</text:p>
          </table:table-cell>
        </table:table-row>
        <table:table-row table:style-name="ro1">
          <table:table-cell office:value-type="time" office:time-value="PT25H00M00S" calcext:value-type="time">
            <text:p>25:00:00</text:p>
          </table:table-cell>
          <table:table-cell office:value-type="float" office:value="2818.74" calcext:value-type="float">
            <text:p>2818.74</text:p>
          </table:table-cell>
          <table:table-cell table:formula="of:=[.B30]-2792" office:value-type="float" office:value="26.7399999999998" calcext:value-type="float">
            <text:p>26.7399999999998</text:p>
          </table:table-cell>
        </table:table-row>
        <table:table-row table:style-name="ro1">
          <table:table-cell office:value-type="time" office:time-value="PT26H00M00S" calcext:value-type="time">
            <text:p>26:00:00</text:p>
          </table:table-cell>
          <table:table-cell office:value-type="float" office:value="2819.3" calcext:value-type="float">
            <text:p>2819.3</text:p>
          </table:table-cell>
          <table:table-cell table:formula="of:=[.B31]-2792" office:value-type="float" office:value="27.3000000000002" calcext:value-type="float">
            <text:p>27.3000000000002</text:p>
          </table:table-cell>
        </table:table-row>
        <table:table-row table:style-name="ro1">
          <table:table-cell office:value-type="time" office:time-value="PT27H00M00S" calcext:value-type="time">
            <text:p>27:00:00</text:p>
          </table:table-cell>
          <table:table-cell office:value-type="float" office:value="2819.66" calcext:value-type="float">
            <text:p>2819.66</text:p>
          </table:table-cell>
          <table:table-cell table:formula="of:=[.B32]-2792" office:value-type="float" office:value="27.6599999999999" calcext:value-type="float">
            <text:p>27.6599999999999</text:p>
          </table:table-cell>
        </table:table-row>
        <table:table-row table:style-name="ro1">
          <table:table-cell office:value-type="time" office:time-value="PT28H00M00S" calcext:value-type="time">
            <text:p>28:00:00</text:p>
          </table:table-cell>
          <table:table-cell office:value-type="float" office:value="2819.69" calcext:value-type="float">
            <text:p>2819.69</text:p>
          </table:table-cell>
          <table:table-cell table:formula="of:=[.B33]-2792" office:value-type="float" office:value="27.6900000000001" calcext:value-type="float">
            <text:p>27.6900000000001</text:p>
          </table:table-cell>
        </table:table-row>
        <table:table-row table:style-name="ro1">
          <table:table-cell office:value-type="time" office:time-value="PT29H00M00S" calcext:value-type="time">
            <text:p>29:00:00</text:p>
          </table:table-cell>
          <table:table-cell office:value-type="float" office:value="2819.52" calcext:value-type="float">
            <text:p>2819.52</text:p>
          </table:table-cell>
          <table:table-cell table:formula="of:=[.B34]-2792" office:value-type="float" office:value="27.52" calcext:value-type="float">
            <text:p>27.52</text:p>
          </table:table-cell>
        </table:table-row>
        <table:table-row table:style-name="ro1">
          <table:table-cell office:value-type="time" office:time-value="PT30H00M00S" calcext:value-type="time">
            <text:p>30:00:00</text:p>
          </table:table-cell>
          <table:table-cell office:value-type="float" office:value="2819.02" calcext:value-type="float">
            <text:p>2819.02</text:p>
          </table:table-cell>
          <table:table-cell table:formula="of:=[.B35]-2792" office:value-type="float" office:value="27.02" calcext:value-type="float">
            <text:p>27.02</text:p>
          </table:table-cell>
        </table:table-row>
        <table:table-row table:style-name="ro1">
          <table:table-cell office:value-type="time" office:time-value="PT31H00M00S" calcext:value-type="time">
            <text:p>31:00:00</text:p>
          </table:table-cell>
          <table:table-cell office:value-type="float" office:value="2818.29" calcext:value-type="float">
            <text:p>2818.29</text:p>
          </table:table-cell>
          <table:table-cell table:formula="of:=[.B36]-2792" office:value-type="float" office:value="26.29" calcext:value-type="float">
            <text:p>26.29</text:p>
          </table:table-cell>
        </table:table-row>
        <table:table-row table:style-name="ro1">
          <table:table-cell office:value-type="time" office:time-value="PT32H00M00S" calcext:value-type="time">
            <text:p>32:00:00</text:p>
          </table:table-cell>
          <table:table-cell office:value-type="float" office:value="2817.33" calcext:value-type="float">
            <text:p>2817.33</text:p>
          </table:table-cell>
          <table:table-cell table:formula="of:=[.B37]-2792" office:value-type="float" office:value="25.3299999999999" calcext:value-type="float">
            <text:p>25.3299999999999</text:p>
          </table:table-cell>
        </table:table-row>
        <table:table-row table:style-name="ro1">
          <table:table-cell office:value-type="time" office:time-value="PT33H00M00S" calcext:value-type="time">
            <text:p>33:00:00</text:p>
          </table:table-cell>
          <table:table-cell office:value-type="float" office:value="2816.37" calcext:value-type="float">
            <text:p>2816.37</text:p>
          </table:table-cell>
          <table:table-cell table:formula="of:=[.B38]-2792" office:value-type="float" office:value="24.3699999999999" calcext:value-type="float">
            <text:p>24.3699999999999</text:p>
          </table:table-cell>
        </table:table-row>
        <table:table-row table:style-name="ro1">
          <table:table-cell office:value-type="time" office:time-value="PT34H00M00S" calcext:value-type="time">
            <text:p>34:00:00</text:p>
          </table:table-cell>
          <table:table-cell office:value-type="float" office:value="2815.67" calcext:value-type="float">
            <text:p>2815.67</text:p>
          </table:table-cell>
          <table:table-cell table:formula="of:=[.B39]-2792" office:value-type="float" office:value="23.6700000000001" calcext:value-type="float">
            <text:p>23.6700000000001</text:p>
          </table:table-cell>
        </table:table-row>
        <table:table-row table:style-name="ro1">
          <table:table-cell office:value-type="time" office:time-value="PT35H00M00S" calcext:value-type="time">
            <text:p>35:00:00</text:p>
          </table:table-cell>
          <table:table-cell office:value-type="float" office:value="2815.32" calcext:value-type="float">
            <text:p>2815.32</text:p>
          </table:table-cell>
          <table:table-cell table:formula="of:=[.B40]-2792" office:value-type="float" office:value="23.3200000000002" calcext:value-type="float">
            <text:p>23.3200000000002</text:p>
          </table:table-cell>
        </table:table-row>
        <table:table-row table:style-name="ro1">
          <table:table-cell office:value-type="time" office:time-value="PT36H00M00S" calcext:value-type="time">
            <text:p>36:00:00</text:p>
          </table:table-cell>
          <table:table-cell office:value-type="float" office:value="2815.22" calcext:value-type="float">
            <text:p>2815.22</text:p>
          </table:table-cell>
          <table:table-cell table:formula="of:=[.B41]-2792" office:value-type="float" office:value="23.2199999999998" calcext:value-type="float">
            <text:p>23.2199999999998</text:p>
          </table:table-cell>
        </table:table-row>
        <table:table-row table:style-name="ro1">
          <table:table-cell office:value-type="time" office:time-value="PT37H00M00S" calcext:value-type="time">
            <text:p>37:00:00</text:p>
          </table:table-cell>
          <table:table-cell office:value-type="float" office:value="2815.47" calcext:value-type="float">
            <text:p>2815.47</text:p>
          </table:table-cell>
          <table:table-cell table:formula="of:=[.B42]-2792" office:value-type="float" office:value="23.4699999999998" calcext:value-type="float">
            <text:p>23.4699999999998</text:p>
          </table:table-cell>
        </table:table-row>
        <table:table-row table:style-name="ro1">
          <table:table-cell office:value-type="time" office:time-value="PT38H00M00S" calcext:value-type="time">
            <text:p>38:00:00</text:p>
          </table:table-cell>
          <table:table-cell office:value-type="float" office:value="2815.95" calcext:value-type="float">
            <text:p>2815.95</text:p>
          </table:table-cell>
          <table:table-cell table:formula="of:=[.B43]-2792" office:value-type="float" office:value="23.9499999999998" calcext:value-type="float">
            <text:p>23.9499999999998</text:p>
          </table:table-cell>
        </table:table-row>
        <table:table-row table:style-name="ro1">
          <table:table-cell office:value-type="time" office:time-value="PT39H00M00S" calcext:value-type="time">
            <text:p>39:00:00</text:p>
          </table:table-cell>
          <table:table-cell office:value-type="float" office:value="2816.31" calcext:value-type="float">
            <text:p>2816.31</text:p>
          </table:table-cell>
          <table:table-cell table:formula="of:=[.B44]-2792" office:value-type="float" office:value="24.3099999999999" calcext:value-type="float">
            <text:p>24.3099999999999</text:p>
          </table:table-cell>
        </table:table-row>
        <table:table-row table:style-name="ro1">
          <table:table-cell office:value-type="time" office:time-value="PT40H00M00S" calcext:value-type="time">
            <text:p>40:00:00</text:p>
          </table:table-cell>
          <table:table-cell office:value-type="float" office:value="2816.33" calcext:value-type="float">
            <text:p>2816.33</text:p>
          </table:table-cell>
          <table:table-cell table:formula="of:=[.B45]-2792" office:value-type="float" office:value="24.3299999999999" calcext:value-type="float">
            <text:p>24.3299999999999</text:p>
          </table:table-cell>
        </table:table-row>
        <table:table-row table:style-name="ro1">
          <table:table-cell office:value-type="time" office:time-value="PT41H00M00S" calcext:value-type="time">
            <text:p>41:00:00</text:p>
          </table:table-cell>
          <table:table-cell office:value-type="float" office:value="2816.16" calcext:value-type="float">
            <text:p>2816.16</text:p>
          </table:table-cell>
          <table:table-cell table:formula="of:=[.B46]-2792" office:value-type="float" office:value="24.1599999999999" calcext:value-type="float">
            <text:p>24.1599999999999</text:p>
          </table:table-cell>
        </table:table-row>
        <table:table-row table:style-name="ro1">
          <table:table-cell office:value-type="time" office:time-value="PT42H00M00S" calcext:value-type="time">
            <text:p>42:00:00</text:p>
          </table:table-cell>
          <table:table-cell office:value-type="float" office:value="2815.66" calcext:value-type="float">
            <text:p>2815.66</text:p>
          </table:table-cell>
          <table:table-cell table:formula="of:=[.B47]-2792" office:value-type="float" office:value="23.6599999999999" calcext:value-type="float">
            <text:p>23.6599999999999</text:p>
          </table:table-cell>
        </table:table-row>
        <table:table-row table:style-name="ro1">
          <table:table-cell office:value-type="time" office:time-value="PT43H00M00S" calcext:value-type="time">
            <text:p>43:00:00</text:p>
          </table:table-cell>
          <table:table-cell office:value-type="float" office:value="2815.1" calcext:value-type="float">
            <text:p>2815.1</text:p>
          </table:table-cell>
          <table:table-cell table:formula="of:=[.B48]-2792" office:value-type="float" office:value="23.0999999999999" calcext:value-type="float">
            <text:p>23.0999999999999</text:p>
          </table:table-cell>
        </table:table-row>
        <table:table-row table:style-name="ro1">
          <table:table-cell office:value-type="time" office:time-value="PT44H00M00S" calcext:value-type="time">
            <text:p>44:00:00</text:p>
          </table:table-cell>
          <table:table-cell office:value-type="float" office:value="2814.54" calcext:value-type="float">
            <text:p>2814.54</text:p>
          </table:table-cell>
          <table:table-cell table:formula="of:=[.B49]-2792" office:value-type="float" office:value="22.54" calcext:value-type="float">
            <text:p>22.54</text:p>
          </table:table-cell>
        </table:table-row>
        <table:table-row table:style-name="ro1">
          <table:table-cell office:value-type="time" office:time-value="PT45H00M00S" calcext:value-type="time">
            <text:p>45:00:00</text:p>
          </table:table-cell>
          <table:table-cell office:value-type="float" office:value="2814.2" calcext:value-type="float">
            <text:p>2814.2</text:p>
          </table:table-cell>
          <table:table-cell table:formula="of:=[.B50]-2792" office:value-type="float" office:value="22.1999999999998" calcext:value-type="float">
            <text:p>22.1999999999998</text:p>
          </table:table-cell>
        </table:table-row>
        <table:table-row table:style-name="ro1">
          <table:table-cell office:value-type="time" office:time-value="PT46H00M00S" calcext:value-type="time">
            <text:p>46:00:00</text:p>
          </table:table-cell>
          <table:table-cell office:value-type="float" office:value="2814.11" calcext:value-type="float">
            <text:p>2814.11</text:p>
          </table:table-cell>
          <table:table-cell table:formula="of:=[.B51]-2792" office:value-type="float" office:value="22.1100000000001" calcext:value-type="float">
            <text:p>22.1100000000001</text:p>
          </table:table-cell>
        </table:table-row>
        <table:table-row table:style-name="ro1">
          <table:table-cell office:value-type="time" office:time-value="PT47H00M00S" calcext:value-type="time">
            <text:p>47:00:00</text:p>
          </table:table-cell>
          <table:table-cell office:value-type="float" office:value="2814.35" calcext:value-type="float">
            <text:p>2814.35</text:p>
          </table:table-cell>
          <table:table-cell table:formula="of:=[.B52]-2792" office:value-type="float" office:value="22.3499999999999" calcext:value-type="float">
            <text:p>22.3499999999999</text:p>
          </table:table-cell>
        </table:table-row>
        <table:table-row table:style-name="ro1">
          <table:table-cell office:value-type="time" office:time-value="PT48H00M00S" calcext:value-type="time">
            <text:p>48:00:00</text:p>
          </table:table-cell>
          <table:table-cell office:value-type="float" office:value="2814.83" calcext:value-type="float">
            <text:p>2814.83</text:p>
          </table:table-cell>
          <table:table-cell table:formula="of:=[.B53]-2792" office:value-type="float" office:value="22.8299999999999" calcext:value-type="float">
            <text:p>22.8299999999999</text:p>
          </table:table-cell>
        </table:table-row>
        <table:table-row table:style-name="ro1">
          <table:table-cell office:value-type="time" office:time-value="PT49H00M00S" calcext:value-type="time">
            <text:p>49:00:00</text:p>
          </table:table-cell>
          <table:table-cell office:value-type="float" office:value="2815.39" calcext:value-type="float">
            <text:p>2815.39</text:p>
          </table:table-cell>
          <table:table-cell table:formula="of:=[.B54]-2792" office:value-type="float" office:value="23.3899999999999" calcext:value-type="float">
            <text:p>23.3899999999999</text:p>
          </table:table-cell>
        </table:table-row>
        <table:table-row table:style-name="ro1">
          <table:table-cell office:value-type="time" office:time-value="PT50H00M00S" calcext:value-type="time">
            <text:p>50:00:00</text:p>
          </table:table-cell>
          <table:table-cell office:value-type="float" office:value="2815.95" calcext:value-type="float">
            <text:p>2815.95</text:p>
          </table:table-cell>
          <table:table-cell table:formula="of:=[.B55]-2792" office:value-type="float" office:value="23.9499999999998" calcext:value-type="float">
            <text:p>23.9499999999998</text:p>
          </table:table-cell>
        </table:table-row>
        <table:table-row table:style-name="ro1">
          <table:table-cell office:value-type="time" office:time-value="PT51H00M00S" calcext:value-type="time">
            <text:p>51:00:00</text:p>
          </table:table-cell>
          <table:table-cell office:value-type="float" office:value="2816.32" calcext:value-type="float">
            <text:p>2816.32</text:p>
          </table:table-cell>
          <table:table-cell table:formula="of:=[.B56]-2792" office:value-type="float" office:value="24.3200000000002" calcext:value-type="float">
            <text:p>24.3200000000002</text:p>
          </table:table-cell>
        </table:table-row>
        <table:table-row table:style-name="ro1">
          <table:table-cell office:value-type="time" office:time-value="PT52H00M00S" calcext:value-type="time">
            <text:p>52:00:00</text:p>
          </table:table-cell>
          <table:table-cell office:value-type="float" office:value="2816.34" calcext:value-type="float">
            <text:p>2816.34</text:p>
          </table:table-cell>
          <table:table-cell table:formula="of:=[.B57]-2792" office:value-type="float" office:value="24.3400000000001" calcext:value-type="float">
            <text:p>24.3400000000001</text:p>
          </table:table-cell>
        </table:table-row>
        <table:table-row table:style-name="ro1">
          <table:table-cell office:value-type="time" office:time-value="PT53H00M00S" calcext:value-type="time">
            <text:p>53:00:00</text:p>
          </table:table-cell>
          <table:table-cell office:value-type="float" office:value="2816.17" calcext:value-type="float">
            <text:p>2816.17</text:p>
          </table:table-cell>
          <table:table-cell table:formula="of:=[.B58]-2792" office:value-type="float" office:value="24.1700000000001" calcext:value-type="float">
            <text:p>24.1700000000001</text:p>
          </table:table-cell>
        </table:table-row>
        <table:table-row table:style-name="ro1">
          <table:table-cell office:value-type="time" office:time-value="PT54H00M00S" calcext:value-type="time">
            <text:p>54:00:00</text:p>
          </table:table-cell>
          <table:table-cell office:value-type="float" office:value="2815.67" calcext:value-type="float">
            <text:p>2815.67</text:p>
          </table:table-cell>
          <table:table-cell table:formula="of:=[.B59]-2792" office:value-type="float" office:value="23.6700000000001" calcext:value-type="float">
            <text:p>23.6700000000001</text:p>
          </table:table-cell>
        </table:table-row>
        <table:table-row table:style-name="ro1">
          <table:table-cell office:value-type="time" office:time-value="PT55H00M00S" calcext:value-type="time">
            <text:p>55:00:00</text:p>
          </table:table-cell>
          <table:table-cell office:value-type="float" office:value="2814.95" calcext:value-type="float">
            <text:p>2814.95</text:p>
          </table:table-cell>
          <table:table-cell table:formula="of:=[.B60]-2792" office:value-type="float" office:value="22.9499999999998" calcext:value-type="float">
            <text:p>22.9499999999998</text:p>
          </table:table-cell>
        </table:table-row>
        <table:table-row table:style-name="ro1">
          <table:table-cell office:value-type="time" office:time-value="PT56H00M00S" calcext:value-type="time">
            <text:p>56:00:00</text:p>
          </table:table-cell>
          <table:table-cell office:value-type="float" office:value="2813.99" calcext:value-type="float">
            <text:p>2813.99</text:p>
          </table:table-cell>
          <table:table-cell table:formula="of:=[.B61]-2792" office:value-type="float" office:value="21.9899999999998" calcext:value-type="float">
            <text:p>21.9899999999998</text:p>
          </table:table-cell>
        </table:table-row>
        <table:table-row table:style-name="ro1">
          <table:table-cell office:value-type="time" office:time-value="PT57H00M00S" calcext:value-type="time">
            <text:p>57:00:00</text:p>
          </table:table-cell>
          <table:table-cell office:value-type="float" office:value="2813.03" calcext:value-type="float">
            <text:p>2813.03</text:p>
          </table:table-cell>
          <table:table-cell table:formula="of:=[.B62]-2792" office:value-type="float" office:value="21.0300000000002" calcext:value-type="float">
            <text:p>21.0300000000002</text:p>
          </table:table-cell>
        </table:table-row>
        <table:table-row table:style-name="ro1">
          <table:table-cell office:value-type="time" office:time-value="PT58H00M00S" calcext:value-type="time">
            <text:p>58:00:00</text:p>
          </table:table-cell>
          <table:table-cell office:value-type="float" office:value="2812.32" calcext:value-type="float">
            <text:p>2812.32</text:p>
          </table:table-cell>
          <table:table-cell table:formula="of:=[.B63]-2792" office:value-type="float" office:value="20.3200000000002" calcext:value-type="float">
            <text:p>20.3200000000002</text:p>
          </table:table-cell>
        </table:table-row>
        <table:table-row table:style-name="ro1">
          <table:table-cell office:value-type="time" office:time-value="PT59H00M00S" calcext:value-type="time">
            <text:p>59:00:00</text:p>
          </table:table-cell>
          <table:table-cell office:value-type="float" office:value="2811.97" calcext:value-type="float">
            <text:p>2811.97</text:p>
          </table:table-cell>
          <table:table-cell table:formula="of:=[.B64]-2792" office:value-type="float" office:value="19.9699999999998" calcext:value-type="float">
            <text:p>19.9699999999998</text:p>
          </table:table-cell>
        </table:table-row>
        <table:table-row table:style-name="ro1">
          <table:table-cell office:value-type="time" office:time-value="PT60H00M00S" calcext:value-type="time">
            <text:p>60:00:00</text:p>
          </table:table-cell>
          <table:table-cell office:value-type="float" office:value="2811.88" calcext:value-type="float">
            <text:p>2811.88</text:p>
          </table:table-cell>
          <table:table-cell table:formula="of:=[.B65]-2792" office:value-type="float" office:value="19.8800000000001" calcext:value-type="float">
            <text:p>19.8800000000001</text:p>
          </table:table-cell>
        </table:table-row>
        <table:table-row table:style-name="ro1">
          <table:table-cell office:value-type="time" office:time-value="PT61H00M00S" calcext:value-type="time">
            <text:p>61:00:00</text:p>
          </table:table-cell>
          <table:table-cell office:value-type="float" office:value="2812.13" calcext:value-type="float">
            <text:p>2812.13</text:p>
          </table:table-cell>
          <table:table-cell table:formula="of:=[.B66]-2792" office:value-type="float" office:value="20.1300000000001" calcext:value-type="float">
            <text:p>20.1300000000001</text:p>
          </table:table-cell>
        </table:table-row>
        <table:table-row table:style-name="ro1">
          <table:table-cell office:value-type="time" office:time-value="PT62H00M00S" calcext:value-type="time">
            <text:p>62:00:00</text:p>
          </table:table-cell>
          <table:table-cell office:value-type="float" office:value="2812.6" calcext:value-type="float">
            <text:p>2812.6</text:p>
          </table:table-cell>
          <table:table-cell table:formula="of:=[.B67]-2792" office:value-type="float" office:value="20.5999999999999" calcext:value-type="float">
            <text:p>20.5999999999999</text:p>
          </table:table-cell>
        </table:table-row>
        <table:table-row table:style-name="ro1">
          <table:table-cell office:value-type="time" office:time-value="PT63H00M00S" calcext:value-type="time">
            <text:p>63:00:00</text:p>
          </table:table-cell>
          <table:table-cell office:value-type="float" office:value="2812.96" calcext:value-type="float">
            <text:p>2812.96</text:p>
          </table:table-cell>
          <table:table-cell table:formula="of:=[.B68]-2792" office:value-type="float" office:value="20.96" calcext:value-type="float">
            <text:p>20.96</text:p>
          </table:table-cell>
        </table:table-row>
        <table:table-row table:style-name="ro1">
          <table:table-cell office:value-type="time" office:time-value="PT64H00M00S" calcext:value-type="time">
            <text:p>64:00:00</text:p>
          </table:table-cell>
          <table:table-cell office:value-type="float" office:value="2812.99" calcext:value-type="float">
            <text:p>2812.99</text:p>
          </table:table-cell>
          <table:table-cell table:formula="of:=[.B69]-2792" office:value-type="float" office:value="20.9899999999998" calcext:value-type="float">
            <text:p>20.9899999999998</text:p>
          </table:table-cell>
        </table:table-row>
        <table:table-row table:style-name="ro1">
          <table:table-cell office:value-type="time" office:time-value="PT65H00M00S" calcext:value-type="time">
            <text:p>65:00:00</text:p>
          </table:table-cell>
          <table:table-cell office:value-type="float" office:value="2812.81" calcext:value-type="float">
            <text:p>2812.81</text:p>
          </table:table-cell>
          <table:table-cell table:formula="of:=[.B70]-2792" office:value-type="float" office:value="20.8099999999999" calcext:value-type="float">
            <text:p>20.8099999999999</text:p>
          </table:table-cell>
        </table:table-row>
        <table:table-row table:style-name="ro1">
          <table:table-cell office:value-type="time" office:time-value="PT66H00M00S" calcext:value-type="time">
            <text:p>66:00:00</text:p>
          </table:table-cell>
          <table:table-cell office:value-type="float" office:value="2812.31" calcext:value-type="float">
            <text:p>2812.31</text:p>
          </table:table-cell>
          <table:table-cell table:formula="of:=[.B71]-2792" office:value-type="float" office:value="20.3099999999999" calcext:value-type="float">
            <text:p>20.3099999999999</text:p>
          </table:table-cell>
        </table:table-row>
        <table:table-row table:style-name="ro1">
          <table:table-cell office:value-type="time" office:time-value="PT67H00M00S" calcext:value-type="time">
            <text:p>67:00:00</text:p>
          </table:table-cell>
          <table:table-cell office:value-type="float" office:value="2811.75" calcext:value-type="float">
            <text:p>2811.75</text:p>
          </table:table-cell>
          <table:table-cell table:formula="of:=[.B72]-2792" office:value-type="float" office:value="19.75" calcext:value-type="float">
            <text:p>19.75</text:p>
          </table:table-cell>
        </table:table-row>
        <table:table-row table:style-name="ro1">
          <table:table-cell office:value-type="time" office:time-value="PT68H00M00S" calcext:value-type="time">
            <text:p>68:00:00</text:p>
          </table:table-cell>
          <table:table-cell office:value-type="float" office:value="2811.19" calcext:value-type="float">
            <text:p>2811.19</text:p>
          </table:table-cell>
          <table:table-cell table:formula="of:=[.B73]-2792" office:value-type="float" office:value="19.1900000000001" calcext:value-type="float">
            <text:p>19.1900000000001</text:p>
          </table:table-cell>
        </table:table-row>
        <table:table-row table:style-name="ro1">
          <table:table-cell office:value-type="time" office:time-value="PT69H00M00S" calcext:value-type="time">
            <text:p>69:00:00</text:p>
          </table:table-cell>
          <table:table-cell office:value-type="float" office:value="2810.84" calcext:value-type="float">
            <text:p>2810.84</text:p>
          </table:table-cell>
          <table:table-cell table:formula="of:=[.B74]-2792" office:value-type="float" office:value="18.8400000000001" calcext:value-type="float">
            <text:p>18.8400000000001</text:p>
          </table:table-cell>
        </table:table-row>
        <table:table-row table:style-name="ro1">
          <table:table-cell office:value-type="time" office:time-value="PT70H00M00S" calcext:value-type="time">
            <text:p>70:00:00</text:p>
          </table:table-cell>
          <table:table-cell office:value-type="float" office:value="2810.77" calcext:value-type="float">
            <text:p>2810.77</text:p>
          </table:table-cell>
          <table:table-cell table:formula="of:=[.B75]-2792" office:value-type="float" office:value="18.77" calcext:value-type="float">
            <text:p>18.77</text:p>
          </table:table-cell>
        </table:table-row>
        <table:table-row table:style-name="ro1">
          <table:table-cell office:value-type="time" office:time-value="PT71H00M00S" calcext:value-type="time">
            <text:p>71:00:00</text:p>
          </table:table-cell>
          <table:table-cell office:value-type="float" office:value="2811.01" calcext:value-type="float">
            <text:p>2811.01</text:p>
          </table:table-cell>
          <table:table-cell table:formula="of:=[.B76]-2792" office:value-type="float" office:value="19.0100000000002" calcext:value-type="float">
            <text:p>19.0100000000002</text:p>
          </table:table-cell>
        </table:table-row>
        <table:table-row table:style-name="ro1">
          <table:table-cell office:value-type="time" office:time-value="PT72H00M00S" calcext:value-type="time">
            <text:p>72:00:00</text:p>
          </table:table-cell>
          <table:table-cell office:value-type="float" office:value="2811.48" calcext:value-type="float">
            <text:p>2811.48</text:p>
          </table:table-cell>
          <table:table-cell table:formula="of:=[.B77]-2792" office:value-type="float" office:value="19.48" calcext:value-type="float">
            <text:p>19.48</text:p>
          </table:table-cell>
        </table:table-row>
        <table:table-row table:style-name="ro1">
          <table:table-cell office:value-type="time" office:time-value="PT73H00M00S" calcext:value-type="time">
            <text:p>73:00:00</text:p>
          </table:table-cell>
          <table:table-cell office:value-type="float" office:value="2812.04" calcext:value-type="float">
            <text:p>2812.04</text:p>
          </table:table-cell>
          <table:table-cell table:formula="of:=[.B78]-2792" office:value-type="float" office:value="20.04" calcext:value-type="float">
            <text:p>20.04</text:p>
          </table:table-cell>
        </table:table-row>
        <table:table-row table:style-name="ro1">
          <table:table-cell office:value-type="time" office:time-value="PT74H00M00S" calcext:value-type="time">
            <text:p>74:00:00</text:p>
          </table:table-cell>
          <table:table-cell office:value-type="float" office:value="2812.59" calcext:value-type="float">
            <text:p>2812.59</text:p>
          </table:table-cell>
          <table:table-cell table:formula="of:=[.B79]-2792" office:value-type="float" office:value="20.5900000000001" calcext:value-type="float">
            <text:p>20.5900000000001</text:p>
          </table:table-cell>
        </table:table-row>
        <table:table-row table:style-name="ro1">
          <table:table-cell office:value-type="time" office:time-value="PT75H00M00S" calcext:value-type="time">
            <text:p>75:00:00</text:p>
          </table:table-cell>
          <table:table-cell office:value-type="float" office:value="2812.96" calcext:value-type="float">
            <text:p>2812.96</text:p>
          </table:table-cell>
          <table:table-cell table:formula="of:=[.B80]-2792" office:value-type="float" office:value="20.96" calcext:value-type="float">
            <text:p>20.96</text:p>
          </table:table-cell>
        </table:table-row>
        <table:table-row table:style-name="ro1">
          <table:table-cell office:value-type="time" office:time-value="PT76H00M00S" calcext:value-type="time">
            <text:p>76:00:00</text:p>
          </table:table-cell>
          <table:table-cell office:value-type="float" office:value="2812.98" calcext:value-type="float">
            <text:p>2812.98</text:p>
          </table:table-cell>
          <table:table-cell table:formula="of:=[.B81]-2792" office:value-type="float" office:value="20.98" calcext:value-type="float">
            <text:p>20.98</text:p>
          </table:table-cell>
        </table:table-row>
        <table:table-row table:style-name="ro1">
          <table:table-cell office:value-type="time" office:time-value="PT77H00M00S" calcext:value-type="time">
            <text:p>77:00:00</text:p>
          </table:table-cell>
          <table:table-cell office:value-type="float" office:value="2812.8" calcext:value-type="float">
            <text:p>2812.8</text:p>
          </table:table-cell>
          <table:table-cell table:formula="of:=[.B82]-2792" office:value-type="float" office:value="20.8000000000002" calcext:value-type="float">
            <text:p>20.8000000000002</text:p>
          </table:table-cell>
        </table:table-row>
        <table:table-row table:style-name="ro1">
          <table:table-cell office:value-type="time" office:time-value="PT78H00M00S" calcext:value-type="time">
            <text:p>78:00:00</text:p>
          </table:table-cell>
          <table:table-cell office:value-type="float" office:value="2812.3" calcext:value-type="float">
            <text:p>2812.3</text:p>
          </table:table-cell>
          <table:table-cell table:formula="of:=[.B83]-2792" office:value-type="float" office:value="20.3000000000002" calcext:value-type="float">
            <text:p>20.3000000000002</text:p>
          </table:table-cell>
        </table:table-row>
        <table:table-row table:style-name="ro1">
          <table:table-cell office:value-type="time" office:time-value="PT79H00M00S" calcext:value-type="time">
            <text:p>79:00:00</text:p>
          </table:table-cell>
          <table:table-cell office:value-type="float" office:value="2811.59" calcext:value-type="float">
            <text:p>2811.59</text:p>
          </table:table-cell>
          <table:table-cell table:formula="of:=[.B84]-2792" office:value-type="float" office:value="19.5900000000001" calcext:value-type="float">
            <text:p>19.5900000000001</text:p>
          </table:table-cell>
        </table:table-row>
        <table:table-row table:style-name="ro1">
          <table:table-cell office:value-type="time" office:time-value="PT80H00M00S" calcext:value-type="time">
            <text:p>80:00:00</text:p>
          </table:table-cell>
          <table:table-cell office:value-type="float" office:value="2810.62" calcext:value-type="float">
            <text:p>2810.62</text:p>
          </table:table-cell>
          <table:table-cell table:formula="of:=[.B85]-2792" office:value-type="float" office:value="18.6199999999999" calcext:value-type="float">
            <text:p>18.6199999999999</text:p>
          </table:table-cell>
        </table:table-row>
        <table:table-row table:style-name="ro1">
          <table:table-cell office:value-type="time" office:time-value="PT81H00M00S" calcext:value-type="time">
            <text:p>81:00:00</text:p>
          </table:table-cell>
          <table:table-cell office:value-type="float" office:value="2809.66" calcext:value-type="float">
            <text:p>2809.66</text:p>
          </table:table-cell>
          <table:table-cell table:formula="of:=[.B86]-2792" office:value-type="float" office:value="17.6599999999999" calcext:value-type="float">
            <text:p>17.6599999999999</text:p>
          </table:table-cell>
        </table:table-row>
        <table:table-row table:style-name="ro1">
          <table:table-cell office:value-type="time" office:time-value="PT82H00M00S" calcext:value-type="time">
            <text:p>82:00:00</text:p>
          </table:table-cell>
          <table:table-cell office:value-type="float" office:value="2808.96" calcext:value-type="float">
            <text:p>2808.96</text:p>
          </table:table-cell>
          <table:table-cell table:formula="of:=[.B87]-2792" office:value-type="float" office:value="16.96" calcext:value-type="float">
            <text:p>16.96</text:p>
          </table:table-cell>
        </table:table-row>
        <table:table-row table:style-name="ro1">
          <table:table-cell office:value-type="time" office:time-value="PT83H00M00S" calcext:value-type="time">
            <text:p>83:00:00</text:p>
          </table:table-cell>
          <table:table-cell office:value-type="float" office:value="2808.62" calcext:value-type="float">
            <text:p>2808.62</text:p>
          </table:table-cell>
          <table:table-cell table:formula="of:=[.B88]-2792" office:value-type="float" office:value="16.6199999999999" calcext:value-type="float">
            <text:p>16.6199999999999</text:p>
          </table:table-cell>
        </table:table-row>
        <table:table-row table:style-name="ro1">
          <table:table-cell office:value-type="time" office:time-value="PT84H00M00S" calcext:value-type="time">
            <text:p>84:00:00</text:p>
          </table:table-cell>
          <table:table-cell office:value-type="float" office:value="2808.51" calcext:value-type="float">
            <text:p>2808.51</text:p>
          </table:table-cell>
          <table:table-cell table:formula="of:=[.B89]-2792" office:value-type="float" office:value="16.5100000000002" calcext:value-type="float">
            <text:p>16.5100000000002</text:p>
          </table:table-cell>
        </table:table-row>
        <table:table-row table:style-name="ro1">
          <table:table-cell office:value-type="time" office:time-value="PT85H00M00S" calcext:value-type="time">
            <text:p>85:00:00</text:p>
          </table:table-cell>
          <table:table-cell office:value-type="float" office:value="2808.76" calcext:value-type="float">
            <text:p>2808.76</text:p>
          </table:table-cell>
          <table:table-cell table:formula="of:=[.B90]-2792" office:value-type="float" office:value="16.7600000000002" calcext:value-type="float">
            <text:p>16.7600000000002</text:p>
          </table:table-cell>
        </table:table-row>
        <table:table-row table:style-name="ro1">
          <table:table-cell office:value-type="time" office:time-value="PT86H00M00S" calcext:value-type="time">
            <text:p>86:00:00</text:p>
          </table:table-cell>
          <table:table-cell office:value-type="float" office:value="2809.24" calcext:value-type="float">
            <text:p>2809.24</text:p>
          </table:table-cell>
          <table:table-cell table:formula="of:=[.B91]-2792" office:value-type="float" office:value="17.2399999999998" calcext:value-type="float">
            <text:p>17.2399999999998</text:p>
          </table:table-cell>
        </table:table-row>
        <table:table-row table:style-name="ro1">
          <table:table-cell office:value-type="time" office:time-value="PT87H00M00S" calcext:value-type="time">
            <text:p>87:00:00</text:p>
          </table:table-cell>
          <table:table-cell office:value-type="float" office:value="2809.61" calcext:value-type="float">
            <text:p>2809.61</text:p>
          </table:table-cell>
          <table:table-cell table:formula="of:=[.B92]-2792" office:value-type="float" office:value="17.6100000000001" calcext:value-type="float">
            <text:p>17.6100000000001</text:p>
          </table:table-cell>
        </table:table-row>
        <table:table-row table:style-name="ro1">
          <table:table-cell office:value-type="time" office:time-value="PT88H00M00S" calcext:value-type="time">
            <text:p>88:00:00</text:p>
          </table:table-cell>
          <table:table-cell office:value-type="float" office:value="2809.63" calcext:value-type="float">
            <text:p>2809.63</text:p>
          </table:table-cell>
          <table:table-cell table:formula="of:=[.B93]-2792" office:value-type="float" office:value="17.6300000000001" calcext:value-type="float">
            <text:p>17.6300000000001</text:p>
          </table:table-cell>
        </table:table-row>
        <table:table-row table:style-name="ro1">
          <table:table-cell office:value-type="time" office:time-value="PT89H00M00S" calcext:value-type="time">
            <text:p>89:00:00</text:p>
          </table:table-cell>
          <table:table-cell office:value-type="float" office:value="2809.45" calcext:value-type="float">
            <text:p>2809.45</text:p>
          </table:table-cell>
          <table:table-cell table:formula="of:=[.B94]-2792" office:value-type="float" office:value="17.4499999999998" calcext:value-type="float">
            <text:p>17.4499999999998</text:p>
          </table:table-cell>
        </table:table-row>
        <table:table-row table:style-name="ro1">
          <table:table-cell office:value-type="time" office:time-value="PT90H00M00S" calcext:value-type="time">
            <text:p>90:00:00</text:p>
          </table:table-cell>
          <table:table-cell office:value-type="float" office:value="2808.95" calcext:value-type="float">
            <text:p>2808.95</text:p>
          </table:table-cell>
          <table:table-cell table:formula="of:=[.B95]-2792" office:value-type="float" office:value="16.9499999999998" calcext:value-type="float">
            <text:p>16.9499999999998</text:p>
          </table:table-cell>
        </table:table-row>
        <table:table-row table:style-name="ro1">
          <table:table-cell office:value-type="time" office:time-value="PT91H00M00S" calcext:value-type="time">
            <text:p>91:00:00</text:p>
          </table:table-cell>
          <table:table-cell office:value-type="float" office:value="2808.4" calcext:value-type="float">
            <text:p>2808.4</text:p>
          </table:table-cell>
          <table:table-cell table:formula="of:=[.B96]-2792" office:value-type="float" office:value="16.4000000000001" calcext:value-type="float">
            <text:p>16.4000000000001</text:p>
          </table:table-cell>
        </table:table-row>
        <table:table-row table:style-name="ro1">
          <table:table-cell office:value-type="time" office:time-value="PT92H00M00S" calcext:value-type="time">
            <text:p>92:00:00</text:p>
          </table:table-cell>
          <table:table-cell office:value-type="float" office:value="2807.84" calcext:value-type="float">
            <text:p>2807.84</text:p>
          </table:table-cell>
          <table:table-cell table:formula="of:=[.B97]-2792" office:value-type="float" office:value="15.8400000000001" calcext:value-type="float">
            <text:p>15.8400000000001</text:p>
          </table:table-cell>
        </table:table-row>
        <table:table-row table:style-name="ro1">
          <table:table-cell office:value-type="time" office:time-value="PT93H00M00S" calcext:value-type="time">
            <text:p>93:00:00</text:p>
          </table:table-cell>
          <table:table-cell office:value-type="float" office:value="2807.49" calcext:value-type="float">
            <text:p>2807.49</text:p>
          </table:table-cell>
          <table:table-cell table:formula="of:=[.B98]-2792" office:value-type="float" office:value="15.4899999999998" calcext:value-type="float">
            <text:p>15.4899999999998</text:p>
          </table:table-cell>
        </table:table-row>
        <table:table-row table:style-name="ro1">
          <table:table-cell office:value-type="time" office:time-value="PT94H00M00S" calcext:value-type="time">
            <text:p>94:00:00</text:p>
          </table:table-cell>
          <table:table-cell office:value-type="float" office:value="2807.41" calcext:value-type="float">
            <text:p>2807.41</text:p>
          </table:table-cell>
          <table:table-cell table:formula="of:=[.B99]-2792" office:value-type="float" office:value="15.4099999999999" calcext:value-type="float">
            <text:p>15.4099999999999</text:p>
          </table:table-cell>
        </table:table-row>
        <table:table-row table:style-name="ro1">
          <table:table-cell office:value-type="time" office:time-value="PT95H00M00S" calcext:value-type="time">
            <text:p>95:00:00</text:p>
          </table:table-cell>
          <table:table-cell office:value-type="float" office:value="2807.65" calcext:value-type="float">
            <text:p>2807.65</text:p>
          </table:table-cell>
          <table:table-cell table:formula="of:=[.B100]-2792" office:value-type="float" office:value="15.6500000000001" calcext:value-type="float">
            <text:p>15.6500000000001</text:p>
          </table:table-cell>
        </table:table-row>
        <table:table-row table:style-name="ro1">
          <table:table-cell office:value-type="time" office:time-value="PT96H00M00S" calcext:value-type="time">
            <text:p>96:00:00</text:p>
          </table:table-cell>
          <table:table-cell office:value-type="float" office:value="2808.13" calcext:value-type="float">
            <text:p>2808.13</text:p>
          </table:table-cell>
          <table:table-cell table:formula="of:=[.B101]-2792" office:value-type="float" office:value="16.1300000000001" calcext:value-type="float">
            <text:p>16.13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8T07:58:35.216000000</meta:creation-date>
    <dc:date>2023-12-29T16:47:19.171000000</dc:date>
    <meta:editing-duration>PT57M56S</meta:editing-duration>
    <meta:editing-cycles>1</meta:editing-cycles>
    <meta:document-statistic meta:table-count="2" meta:cell-count="334" meta:object-count="0"/>
    <meta:generator>LibreOffice/7.3.3.2$Windows_X86_64 LibreOffice_project/d1d0ea68f081ee2800a922cac8f79445e4603348</meta:generator>
  </office:meta>
</office:document-meta>
</file>